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28pt" style:font-size-asian="28pt" style:font-size-complex="28pt"/>
    </style:style>
    <style:style style:name="P2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3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6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7" style:parent-style-name="Normal" style:family="paragraph">
      <style:paragraph-properties fo:margin-left="0.5in">
        <style:tab-stops/>
      </style:paragraph-properties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13" style:parent-style-name="Normal" style:list-style-name="LFO1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14" style:parent-style-name="Normal" style:list-style-name="LFO1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15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16" style:parent-style-name="Normal" style:family="paragraph">
      <style:paragraph-properties fo:margin-left="0.5in">
        <style:tab-stops/>
      </style:paragraph-properties>
    </style:style>
    <style:style style:name="P17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18" style:parent-style-name="Normal" style:family="paragraph">
      <style:paragraph-properties fo:margin-left="0.5in">
        <style:tab-stops/>
      </style:paragraph-properties>
    </style:style>
    <style:style style:name="P19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20" style:parent-style-name="Normal" style:list-style-name="LFO2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21" style:parent-style-name="Normal" style:list-style-name="LFO2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22" style:parent-style-name="Normal" style:list-style-name="LFO2" style:family="paragraph">
      <style:paragraph-properties fo:margin-left="1.5in">
        <style:tab-stops>
          <style:tab-stop style:type="left" style:position="0in"/>
        </style:tab-stops>
      </style:paragraph-properties>
    </style:style>
    <style:style style:name="P23" style:parent-style-name="Normal" style:list-style-name="LFO2" style:family="paragraph">
      <style:paragraph-properties fo:margin-left="1.5in">
        <style:tab-stops>
          <style:tab-stop style:type="left" style:position="0in"/>
        </style:tab-stops>
      </style:paragraph-properties>
    </style:style>
    <style:style style:name="P24" style:parent-style-name="Normal" style:list-style-name="LFO2" style:family="paragraph">
      <style:paragraph-properties fo:margin-left="1.5in">
        <style:tab-stops>
          <style:tab-stop style:type="left" style:position="0in"/>
        </style:tab-stops>
      </style:paragraph-properties>
    </style:style>
    <style:style style:name="P25" style:parent-style-name="Normal" style:list-style-name="LFO2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26" style:parent-style-name="Normal" style:list-style-name="LFO2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27" style:parent-style-name="Normal" style:list-style-name="LFO2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28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29" style:parent-style-name="Normal" style:list-style-name="LFO3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Normal" style:list-style-name="LFO3" style:family="paragraph">
      <style:paragraph-properties fo:margin-left="1.5in">
        <style:tab-stops>
          <style:tab-stop style:type="left" style:position="0in"/>
        </style:tab-stops>
      </style:paragraph-properties>
    </style:style>
    <style:style style:name="P32" style:parent-style-name="Normal" style:list-style-name="LFO3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list-style-name="LFO3" style:family="paragraph">
      <style:paragraph-properties fo:margin-left="1.5in">
        <style:tab-stops>
          <style:tab-stop style:type="left" style:position="0in"/>
        </style:tab-stops>
      </style:paragraph-properties>
    </style:style>
    <style:style style:name="P35" style:parent-style-name="Normal" style:list-style-name="LFO3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3" style:family="paragraph">
      <style:paragraph-properties fo:margin-left="1.5in">
        <style:tab-stops>
          <style:tab-stop style:type="left" style:position="0in"/>
        </style:tab-stops>
      </style:paragraph-properties>
    </style:style>
    <style:style style:name="T3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9" style:parent-style-name="Normal" style:family="paragraph">
      <style:paragraph-properties fo:margin-left="0.5in">
        <style:tab-stops/>
      </style:paragraph-properties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45" style:parent-style-name="Normal" style:list-style-name="LFO4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46" style:parent-style-name="Normal" style:list-style-name="LFO4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47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48" style:parent-style-name="Normal" style:family="paragraph">
      <style:paragraph-properties fo:margin-left="0.5in">
        <style:tab-stops/>
      </style:paragraph-properties>
    </style:style>
    <style:style style:name="P49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50" style:parent-style-name="Normal" style:family="paragraph">
      <style:paragraph-properties fo:margin-left="0.5in">
        <style:tab-stops/>
      </style:paragraph-properties>
    </style:style>
    <style:style style:name="P51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52" style:parent-style-name="Normal" style:list-style-name="LFO5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53" style:parent-style-name="Normal" style:list-style-name="LFO5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54" style:parent-style-name="Normal" style:list-style-name="LFO5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55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56" style:parent-style-name="Normal" style:list-style-name="LFO6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P58" style:parent-style-name="Normal" style:list-style-name="LFO6" style:family="paragraph">
      <style:paragraph-properties fo:margin-left="1.5in">
        <style:tab-stops>
          <style:tab-stop style:type="left" style:position="0in"/>
        </style:tab-stops>
      </style:paragraph-properties>
    </style:style>
    <style:style style:name="P59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60" style:parent-style-name="Normal" style:family="paragraph">
      <style:paragraph-properties fo:margin-bottom="0in" fo:margin-left="0.5in">
        <style:tab-stops/>
      </style:paragraph-properties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family="paragraph">
      <style:paragraph-properties fo:margin-bottom="0in" fo:margin-left="0.5in">
        <style:tab-stops/>
      </style:paragraph-properties>
    </style:style>
    <style:style style:name="T65" style:parent-style-name="DefaultParagraphFont" style:family="text">
      <style:text-properties fo:font-weight="bold" style:font-weight-asian="bold" style:font-weight-complex="bold"/>
    </style:style>
    <style:style style:name="P66" style:parent-style-name="Normal" style:family="paragraph">
      <style:paragraph-properties fo:margin-bottom="0in" fo:margin-left="0.5in">
        <style:tab-stops/>
      </style:paragraph-properties>
    </style:style>
    <style:style style:name="T67" style:parent-style-name="DefaultParagraphFont" style:family="text">
      <style:text-properties fo:font-weight="bold" style:font-weight-asian="bold" style:font-weight-complex="bold"/>
    </style:style>
    <style:style style:name="P68" style:parent-style-name="Normal" style:list-style-name="LFO7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69" style:parent-style-name="Normal" style:list-style-name="LFO7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70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71" style:parent-style-name="Normal" style:family="paragraph">
      <style:paragraph-properties fo:margin-left="0.5in">
        <style:tab-stops/>
      </style:paragraph-properties>
    </style:style>
    <style:style style:name="P72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73" style:parent-style-name="Normal" style:family="paragraph">
      <style:paragraph-properties fo:margin-left="0.5in">
        <style:tab-stops/>
      </style:paragraph-properties>
    </style:style>
    <style:style style:name="P74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75" style:parent-style-name="Normal" style:list-style-name="LFO8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76" style:parent-style-name="Normal" style:list-style-name="LFO8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77" style:parent-style-name="Normal" style:list-style-name="LFO8" style:family="paragraph">
      <style:paragraph-properties fo:margin-left="1.5in">
        <style:tab-stops>
          <style:tab-stop style:type="left" style:position="0in"/>
        </style:tab-stops>
      </style:paragraph-properties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P79" style:parent-style-name="Normal" style:list-style-name="LFO8" style:family="paragraph">
      <style:paragraph-properties fo:margin-left="1.5in">
        <style:tab-stops>
          <style:tab-stop style:type="left" style:position="0in"/>
        </style:tab-stops>
      </style:paragraph-properties>
    </style:style>
    <style:style style:name="T80" style:parent-style-name="DefaultParagraphFont" style:family="text">
      <style:text-properties fo:font-weight="bold" style:font-weight-asian="bold" style:font-weight-complex="bold"/>
    </style:style>
    <style:style style:name="P81" style:parent-style-name="Normal" style:list-style-name="LFO8" style:family="paragraph">
      <style:paragraph-properties fo:margin-left="1.5in">
        <style:tab-stops>
          <style:tab-stop style:type="left" style:position="0in"/>
        </style:tab-stops>
      </style:paragraph-properties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list-style-name="LFO8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84" style:parent-style-name="Normal" style:list-style-name="LFO8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85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86" style:parent-style-name="Normal" style:list-style-name="LFO9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T87" style:parent-style-name="DefaultParagraphFont" style:family="text">
      <style:text-properties fo:font-weight="bold" style:font-weight-asian="bold" style:font-weight-complex="bold"/>
    </style:style>
    <style:style style:name="P88" style:parent-style-name="Normal" style:list-style-name="LFO9" style:family="paragraph">
      <style:paragraph-properties fo:margin-left="1.5in">
        <style:tab-stops>
          <style:tab-stop style:type="left" style:position="0in"/>
        </style:tab-stops>
      </style:paragraph-properties>
    </style:style>
    <style:style style:name="P89" style:parent-style-name="Normal" style:list-style-name="LFO9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T90" style:parent-style-name="DefaultParagraphFont" style:family="text">
      <style:text-properties fo:font-weight="bold" style:font-weight-asian="bold" style:font-weight-complex="bold"/>
    </style:style>
    <style:style style:name="P91" style:parent-style-name="Normal" style:list-style-name="LFO9" style:family="paragraph">
      <style:paragraph-properties fo:margin-left="1.5in">
        <style:tab-stops>
          <style:tab-stop style:type="left" style:position="0in"/>
        </style:tab-stops>
      </style:paragraph-properties>
    </style:style>
    <style:style style:name="P9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93" style:parent-style-name="Normal" style:family="paragraph">
      <style:paragraph-properties fo:margin-left="0.5in">
        <style:tab-stops/>
      </style:paragraph-properties>
    </style:style>
    <style:style style:name="T94" style:parent-style-name="DefaultParagraphFont" style:family="text">
      <style:text-properties fo:font-weight="bold" style:font-weight-asian="bold" style:font-weight-complex="bold"/>
    </style:style>
    <style:style style:name="T95" style:parent-style-name="DefaultParagraphFont" style:family="text">
      <style:text-properties fo:font-weight="bold" style:font-weight-asian="bold" style:font-weight-complex="bold"/>
    </style:style>
    <style:style style:name="T96" style:parent-style-name="DefaultParagraphFont" style:family="text">
      <style:text-properties fo:font-weight="bold" style:font-weight-asian="bold" style:font-weight-complex="bold"/>
    </style:style>
    <style:style style:name="T97" style:parent-style-name="DefaultParagraphFont" style:family="text">
      <style:text-properties fo:font-weight="bold" style:font-weight-asian="bold" style:font-weight-complex="bold"/>
    </style:style>
    <style:style style:name="P98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99" style:parent-style-name="Normal" style:list-style-name="LFO10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100" style:parent-style-name="Normal" style:list-style-name="LFO10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101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102" style:parent-style-name="Normal" style:family="paragraph">
      <style:paragraph-properties fo:margin-left="0.5in">
        <style:tab-stops/>
      </style:paragraph-properties>
    </style:style>
    <style:style style:name="P103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104" style:parent-style-name="Normal" style:family="paragraph">
      <style:paragraph-properties fo:margin-left="0.5in">
        <style:tab-stops/>
      </style:paragraph-properties>
    </style:style>
    <style:style style:name="P105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106" style:parent-style-name="Normal" style:list-style-name="LFO11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107" style:parent-style-name="Normal" style:list-style-name="LFO11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108" style:parent-style-name="Normal" style:list-style-name="LFO11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109" style:parent-style-name="Normal" style:list-style-name="LFO11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110" style:parent-style-name="Normal" style:list-style-name="LFO11" style:family="paragraph">
      <style:paragraph-properties fo:margin-left="1.5in">
        <style:tab-stops>
          <style:tab-stop style:type="left" style:position="0in"/>
        </style:tab-stops>
      </style:paragraph-properties>
    </style:style>
    <style:style style:name="T111" style:parent-style-name="DefaultParagraphFont" style:family="text">
      <style:text-properties fo:font-weight="bold" style:font-weight-asian="bold" style:font-weight-complex="bold"/>
    </style:style>
    <style:style style:name="P112" style:parent-style-name="Normal" style:list-style-name="LFO11" style:family="paragraph">
      <style:paragraph-properties fo:margin-left="1.5in">
        <style:tab-stops>
          <style:tab-stop style:type="left" style:position="0in"/>
        </style:tab-stops>
      </style:paragraph-properties>
    </style:style>
    <style:style style:name="T113" style:parent-style-name="DefaultParagraphFont" style:family="text">
      <style:text-properties fo:font-weight="bold" style:font-weight-asian="bold" style:font-weight-complex="bold"/>
    </style:style>
    <style:style style:name="P114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115" style:parent-style-name="Normal" style:list-style-name="LFO12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T116" style:parent-style-name="DefaultParagraphFont" style:family="text">
      <style:text-properties fo:font-weight="bold" style:font-weight-asian="bold" style:font-weight-complex="bold"/>
    </style:style>
    <style:style style:name="P117" style:parent-style-name="Normal" style:list-style-name="LFO12" style:family="paragraph">
      <style:paragraph-properties fo:margin-left="1.5in">
        <style:tab-stops>
          <style:tab-stop style:type="left" style:position="0in"/>
        </style:tab-stops>
      </style:paragraph-properties>
    </style:style>
    <style:style style:name="P118" style:parent-style-name="Normal" style:list-style-name="LFO12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T119" style:parent-style-name="DefaultParagraphFont" style:family="text">
      <style:text-properties fo:font-weight="bold" style:font-weight-asian="bold" style:font-weight-complex="bold"/>
    </style:style>
    <style:style style:name="P120" style:parent-style-name="Normal" style:list-style-name="LFO12" style:family="paragraph">
      <style:paragraph-properties fo:margin-left="1.5in">
        <style:tab-stops>
          <style:tab-stop style:type="left" style:position="0in"/>
        </style:tab-stops>
      </style:paragraph-properties>
    </style:style>
    <style:style style:name="P12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22" style:parent-style-name="Normal" style:family="paragraph">
      <style:paragraph-properties fo:margin-left="0.5in">
        <style:tab-stops/>
      </style:paragraph-properties>
    </style:style>
    <style:style style:name="T123" style:parent-style-name="DefaultParagraphFont" style:family="text">
      <style:text-properties fo:font-weight="bold" style:font-weight-asian="bold" style:font-weight-complex="bold"/>
    </style:style>
    <style:style style:name="T124" style:parent-style-name="DefaultParagraphFont" style:family="text">
      <style:text-properties fo:font-weight="bold" style:font-weight-asian="bold" style:font-weight-complex="bold"/>
    </style:style>
    <style:style style:name="T125" style:parent-style-name="DefaultParagraphFont" style:family="text">
      <style:text-properties fo:font-weight="bold" style:font-weight-asian="bold" style:font-weight-complex="bold"/>
    </style:style>
    <style:style style:name="T126" style:parent-style-name="DefaultParagraphFont" style:family="text">
      <style:text-properties fo:font-weight="bold" style:font-weight-asian="bold" style:font-weight-complex="bold"/>
    </style:style>
    <style:style style:name="P127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128" style:parent-style-name="Normal" style:list-style-name="LFO13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129" style:parent-style-name="Normal" style:list-style-name="LFO13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130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131" style:parent-style-name="Normal" style:family="paragraph">
      <style:paragraph-properties fo:margin-left="0.5in">
        <style:tab-stops/>
      </style:paragraph-properties>
    </style:style>
    <style:style style:name="P132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133" style:parent-style-name="Normal" style:family="paragraph">
      <style:paragraph-properties fo:margin-left="0.5in">
        <style:tab-stops/>
      </style:paragraph-properties>
    </style:style>
    <style:style style:name="P134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135" style:parent-style-name="Normal" style:list-style-name="LFO14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136" style:parent-style-name="Normal" style:list-style-name="LFO14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137" style:parent-style-name="Normal" style:list-style-name="LFO14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138" style:parent-style-name="Normal" style:list-style-name="LFO14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139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140" style:parent-style-name="Normal" style:list-style-name="LFO15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T141" style:parent-style-name="DefaultParagraphFont" style:family="text">
      <style:text-properties fo:font-weight="bold" style:font-weight-asian="bold" style:font-weight-complex="bold"/>
    </style:style>
    <style:style style:name="P142" style:parent-style-name="Normal" style:list-style-name="LFO15" style:family="paragraph">
      <style:paragraph-properties fo:margin-left="1.5in">
        <style:tab-stops>
          <style:tab-stop style:type="left" style:position="0in"/>
        </style:tab-stops>
      </style:paragraph-properties>
    </style:style>
    <style:style style:name="P143" style:parent-style-name="Normal" style:list-style-name="LFO15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T144" style:parent-style-name="DefaultParagraphFont" style:family="text">
      <style:text-properties fo:font-weight="bold" style:font-weight-asian="bold" style:font-weight-complex="bold"/>
    </style:style>
    <style:style style:name="P145" style:parent-style-name="Normal" style:list-style-name="LFO15" style:family="paragraph">
      <style:paragraph-properties fo:margin-left="1.5in">
        <style:tab-stops>
          <style:tab-stop style:type="left" style:position="0in"/>
        </style:tab-stops>
      </style:paragraph-properties>
    </style:style>
    <style:style style:name="P14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47" style:parent-style-name="Normal" style:family="paragraph">
      <style:paragraph-properties fo:margin-left="0.5in">
        <style:tab-stops/>
      </style:paragraph-properties>
    </style:style>
    <style:style style:name="T148" style:parent-style-name="DefaultParagraphFont" style:family="text">
      <style:text-properties fo:font-weight="bold" style:font-weight-asian="bold" style:font-weight-complex="bold"/>
    </style:style>
    <style:style style:name="T149" style:parent-style-name="DefaultParagraphFont" style:family="text">
      <style:text-properties fo:font-weight="bold" style:font-weight-asian="bold" style:font-weight-complex="bold"/>
    </style:style>
    <style:style style:name="T150" style:parent-style-name="DefaultParagraphFont" style:family="text">
      <style:text-properties fo:font-weight="bold" style:font-weight-asian="bold" style:font-weight-complex="bold"/>
    </style:style>
    <style:style style:name="T151" style:parent-style-name="DefaultParagraphFont" style:family="text">
      <style:text-properties fo:font-weight="bold" style:font-weight-asian="bold" style:font-weight-complex="bold"/>
    </style:style>
    <style:style style:name="P152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153" style:parent-style-name="Normal" style:list-style-name="LFO16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154" style:parent-style-name="Normal" style:list-style-name="LFO16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155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156" style:parent-style-name="Normal" style:family="paragraph">
      <style:paragraph-properties fo:margin-left="0.5in">
        <style:tab-stops/>
      </style:paragraph-properties>
    </style:style>
    <style:style style:name="P157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158" style:parent-style-name="Normal" style:family="paragraph">
      <style:paragraph-properties fo:margin-left="0.5in">
        <style:tab-stops/>
      </style:paragraph-properties>
    </style:style>
    <style:style style:name="P159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160" style:parent-style-name="Normal" style:list-style-name="LFO17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161" style:parent-style-name="Normal" style:list-style-name="LFO17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162" style:parent-style-name="Normal" style:list-style-name="LFO17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163" style:parent-style-name="Normal" style:list-style-name="LFO17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164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165" style:parent-style-name="Normal" style:list-style-name="LFO18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T166" style:parent-style-name="DefaultParagraphFont" style:family="text">
      <style:text-properties fo:font-weight="bold" style:font-weight-asian="bold" style:font-weight-complex="bold"/>
    </style:style>
    <style:style style:name="P167" style:parent-style-name="Normal" style:list-style-name="LFO18" style:family="paragraph">
      <style:paragraph-properties fo:margin-left="1.5in">
        <style:tab-stops>
          <style:tab-stop style:type="left" style:position="0in"/>
        </style:tab-stops>
      </style:paragraph-properties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Eventflow</text:p>
      <text:p text:style-name="P2">Use cases</text:p>
      <text:p text:style-name="P3">By: Dimitar Svetoslavov Malamski</text:p>
      <text:p text:style-name="P4"/>
      <text:p text:style-name="P5">2. Use Cases</text:p>
      <text:p text:style-name="P6">2.1 UC-01: User Registration and Login</text:p>
      <text:p text:style-name="P7"><text:span text:style-name="T8">Use Case ID:</text:span><text:s/>UC-001<text:line-break/><text:span text:style-name="T9">Functional Requirement:</text:span><text:s/>FR-01<text:line-break/><text:span text:style-name="T10">Title:</text:span><text:s/>User Registration and Login<text:line-break/><text:span text:style-name="T11">Actor:</text:span><text:s/>User</text:p>
      <text:p text:style-name="P12">Preconditions:</text:p>
      <text:list text:style-name="LFO1" text:continue-numbering="true">
        <text:list-item>
          <text:p text:style-name="P13">The user is on the login or registration page.</text:p>
        </text:list-item>
        <text:list-item>
          <text:p text:style-name="P14">The system provides an option to log in as a guest.</text:p>
        </text:list-item>
      </text:list>
      <text:p text:style-name="P15">Trigger:</text:p>
      <text:p text:style-name="P16">The user initiates the login or registration process.</text:p>
      <text:p text:style-name="P17">Precondition:</text:p>
      <text:p text:style-name="P18">The user successfully logs in or registers.</text:p>
      <text:p text:style-name="P19">Main Success Scenario:</text:p>
      <text:list text:style-name="LFO2" text:continue-numbering="true">
        <text:list-item>
          <text:p text:style-name="P20">The system displays options to log in, register, or proceed as a guest.</text:p>
        </text:list-item>
        <text:list-item>
          <text:p text:style-name="P21">The user selects an option:<text:s/></text:p>
          <text:list text:continue-numbering="true">
            <text:list-item>
              <text:p text:style-name="P22">If registering, the user enters an email and password.</text:p>
            </text:list-item>
            <text:list-item>
              <text:p text:style-name="P23">If logging in, the user provides valid credentials.</text:p>
            </text:list-item>
            <text:list-item>
              <text:p text:style-name="P24">If using guest mode, the system grants limited access.</text:p>
            </text:list-item>
          </text:list>
        </text:list-item>
        <text:list-item>
          <text:p text:style-name="P25">The system validates the input and, if correct, authenticates the user.</text:p>
        </text:list-item>
        <text:list-item>
          <text:p text:style-name="P26">If registering, the system securely stores the user credentials and assigns a role.</text:p>
        </text:list-item>
        <text:list-item>
          <text:p text:style-name="P27">The user is redirected to the main dashboard.</text:p>
        </text:list-item>
      </text:list>
      <text:p text:style-name="P28">Extensions:</text:p>
      <text:list text:style-name="LFO3" text:continue-numbering="true">
        <text:list-item>
          <text:p text:style-name="P29"><text:span text:style-name="T30">2a:</text:span><text:s/>The user enters incorrect credentials:<text:s/></text:p>
          <text:list text:continue-numbering="true">
            <text:list-item>
              <text:p text:style-name="P31">The system displays an error message and allows retrying.</text:p>
            </text:list-item>
          </text:list>
        </text:list-item>
        <text:list-item>
          <text:p text:style-name="P32"><text:span text:style-name="T33">2b:</text:span><text:s/>The email is already registered:<text:s/></text:p>
          <text:soft-page-break/>
          <text:list text:continue-numbering="true">
            <text:list-item>
              <text:p text:style-name="P34">The system notifies the user and suggests login instead.</text:p>
            </text:list-item>
          </text:list>
        </text:list-item>
        <text:list-item>
          <text:p text:style-name="P35"><text:span text:style-name="T36">2c:</text:span><text:s/>The user cancels the process:<text:s/></text:p>
          <text:list text:continue-numbering="true">
            <text:list-item>
              <text:p text:style-name="P37">The system returns to the home screen.</text:p>
            </text:list-item>
          </text:list>
        </text:list-item>
      </text:list>
      <text:p text:style-name="Normal"><draw:custom-shape svg:x="0in" svg:y="0in" svg:width="43.55972in" svg:height="0.00139in" draw:z-index="0" draw:id="id0" draw:style-name="a0" draw:name="Horizontal Line 3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8">2.2 UC-02: Viewing National Holidays</text:span></text:p>
      <text:p text:style-name="P39"><text:span text:style-name="T40">Use Case ID:</text:span><text:s/>UC-002<text:line-break/><text:span text:style-name="T41">Functional Requirement:</text:span><text:s/>FR-02<text:line-break/><text:span text:style-name="T42">Title:</text:span><text:s/>View National Holidays<text:line-break/><text:span text:style-name="T43">Actor:</text:span><text:s/>User / Guest</text:p>
      <text:p text:style-name="P44">Preconditions:</text:p>
      <text:list text:style-name="LFO4" text:continue-numbering="true">
        <text:list-item>
          <text:p text:style-name="P45">The user is logged in or using the system as a guest.</text:p>
        </text:list-item>
        <text:list-item>
          <text:p text:style-name="P46">The system has a database of national holidays.</text:p>
        </text:list-item>
      </text:list>
      <text:p text:style-name="P47">Trigger:</text:p>
      <text:p text:style-name="P48">The user selects a country to view its national holidays.</text:p>
      <text:p text:style-name="P49">Precondition:</text:p>
      <text:p text:style-name="P50">The system displays the national holidays for the selected country.</text:p>
      <text:p text:style-name="P51">Main Success Scenario:</text:p>
      <text:list text:style-name="LFO5" text:continue-numbering="true">
        <text:list-item>
          <text:p text:style-name="P52">The system displays a list of countries.</text:p>
        </text:list-item>
        <text:list-item>
          <text:p text:style-name="P53">The user selects a country.</text:p>
        </text:list-item>
        <text:list-item>
          <text:p text:style-name="P54">The system retrieves and displays the national holidays for the selected country.</text:p>
        </text:list-item>
      </text:list>
      <text:p text:style-name="P55">Extensions:</text:p>
      <text:list text:style-name="LFO6" text:continue-numbering="true">
        <text:list-item>
          <text:p text:style-name="P56"><text:span text:style-name="T57">2a:</text:span><text:s/>The country data is not available:<text:s/></text:p>
          <text:list text:continue-numbering="true">
            <text:list-item>
              <text:p text:style-name="P58">The system notifies the user that the data is unavailable.</text:p>
            </text:list-item>
          </text:list>
        </text:list-item>
      </text:list>
      <text:p text:style-name="Normal"><draw:custom-shape svg:x="0in" svg:y="0in" svg:width="43.55972in" svg:height="0.00139in" draw:z-index="0" draw:id="id1" draw:style-name="a1" draw:name="Horizontal Line 32" text:anchor-type="as-char"><svg:title/><svg:desc/><draw:enhanced-geometry draw:type="non-primitive" svg:viewBox="0 0 21600 21600" draw:enhanced-path="M 0 0 L 21600 0 21600 21600 0 21600 Z N"/></draw:custom-shape></text:p>
      <text:p text:style-name="P59">2.3 UC-03: Managing Personal Events</text:p>
      <text:p text:style-name="P60"><text:span text:style-name="T61">Use Case ID:</text:span><text:s/>UC-003<text:line-break/><text:span text:style-name="T62">Functional Requirement:</text:span><text:s/>FR-03<text:line-break/><text:span text:style-name="T63">Title:</text:span><text:s/>Managing Personal Events<text:s/></text:p>
      <text:p text:style-name="P64"><text:span text:style-name="T65">Actor:</text:span><text:s/>User</text:p>
      <text:p text:style-name="P66"><text:span text:style-name="T67">Preconditions:</text:span></text:p>
      <text:list text:style-name="LFO7" text:continue-numbering="true">
        <text:list-item>
          <text:p text:style-name="P68">The user is logged in.</text:p>
        </text:list-item>
        <text:list-item>
          <text:p text:style-name="P69">The user has access to their personal calendar.</text:p>
        </text:list-item>
      </text:list>
      <text:p text:style-name="P70">Trigger:</text:p>
      <text:p text:style-name="P71">The user selects an option to create, edit, or delete an event.</text:p>
      <text:soft-page-break/>
      <text:p text:style-name="P72">Precondition:</text:p>
      <text:p text:style-name="P73">The system updates the event successfully.</text:p>
      <text:p text:style-name="P74">Main Success Scenario:</text:p>
      <text:list text:style-name="LFO8" text:continue-numbering="true">
        <text:list-item>
          <text:p text:style-name="P75">The system displays the personal calendar.</text:p>
        </text:list-item>
        <text:list-item>
          <text:p text:style-name="P76">The user selects an option:<text:s/></text:p>
          <text:list text:continue-numbering="true">
            <text:list-item>
              <text:p text:style-name="P77"><text:span text:style-name="T78">Create:</text:span><text:s/>Provides event details (<text:s/>title, category, start/end time<text:s/>– optional).</text:p>
            </text:list-item>
            <text:list-item>
              <text:p text:style-name="P79"><text:span text:style-name="T80">Edit:</text:span><text:s/>Modifies an existing event.</text:p>
            </text:list-item>
            <text:list-item>
              <text:p text:style-name="P81"><text:span text:style-name="T82">Delete:</text:span><text:s/>Removes an event.</text:p>
            </text:list-item>
          </text:list>
        </text:list-item>
        <text:list-item>
          <text:p text:style-name="P83">The system validates and saves the changes.</text:p>
        </text:list-item>
        <text:list-item>
          <text:p text:style-name="P84">The calendar updates with the new event details.</text:p>
        </text:list-item>
      </text:list>
      <text:p text:style-name="P85">Extensions:</text:p>
      <text:list text:style-name="LFO9" text:continue-numbering="true">
        <text:list-item>
          <text:p text:style-name="P86"><text:span text:style-name="T87">2a:</text:span><text:s/>The user enters invalid data:<text:s/></text:p>
          <text:list text:continue-numbering="true">
            <text:list-item>
              <text:p text:style-name="P88">The system displays an error message.</text:p>
            </text:list-item>
          </text:list>
        </text:list-item>
        <text:list-item>
          <text:p text:style-name="P89"><text:span text:style-name="T90">2b:</text:span><text:s/>The user cancels the action:<text:s/></text:p>
          <text:list text:continue-numbering="true">
            <text:list-item>
              <text:p text:style-name="P91">The system discards changes.</text:p>
            </text:list-item>
          </text:list>
        </text:list-item>
      </text:list>
      <text:p text:style-name="Normal"><draw:custom-shape svg:x="0in" svg:y="0in" svg:width="43.55972in" svg:height="0.00139in" draw:z-index="0" draw:id="id2" draw:style-name="a2" draw:name="Horizontal Line 33" text:anchor-type="as-char"><svg:title/><svg:desc/><draw:enhanced-geometry draw:type="non-primitive" svg:viewBox="0 0 21600 21600" draw:enhanced-path="M 0 0 L 21600 0 21600 21600 0 21600 Z N"/></draw:custom-shape></text:p>
      <text:p text:style-name="P92">2.4 UC-04: Sharing and Accepting Event Invitations</text:p>
      <text:p text:style-name="P93"><text:span text:style-name="T94">Use Case ID:</text:span><text:s/>UC-004<text:line-break/><text:span text:style-name="T95">Functional Requirement:</text:span><text:s/>FR-04<text:line-break/><text:span text:style-name="T96">Title:</text:span><text:s/>Invite and Accept Event Invitations<text:line-break/><text:span text:style-name="T97">Actor:</text:span><text:s/>User</text:p>
      <text:p text:style-name="P98">Preconditions:</text:p>
      <text:list text:style-name="LFO10" text:continue-numbering="true">
        <text:list-item>
          <text:p text:style-name="P99">The user is logged in.</text:p>
        </text:list-item>
        <text:list-item>
          <text:p text:style-name="P100">The user has a personal calendar.</text:p>
        </text:list-item>
      </text:list>
      <text:p text:style-name="P101">Trigger:</text:p>
      <text:p text:style-name="P102">The user sends or receives an event invitation.</text:p>
      <text:p text:style-name="P103">Precondition:</text:p>
      <text:p text:style-name="P104">The system successfully processes the invitation.</text:p>
      <text:p text:style-name="P105">Main Success Scenario:</text:p>
      <text:list text:style-name="LFO11" text:continue-numbering="true">
        <text:list-item>
          <text:p text:style-name="P106">The user selects an event to share.</text:p>
        </text:list-item>
        <text:list-item>
          <text:p text:style-name="P107">The user enters the email of another user to invite.</text:p>
        </text:list-item>
        <text:list-item>
          <text:p text:style-name="P108">The system sends an invitation notification.</text:p>
        </text:list-item>
        <text:list-item>
          <text:p text:style-name="P109">The invited user receives the invitation and selects an option:<text:s/></text:p>
          <text:soft-page-break/>
          <text:list text:continue-numbering="true">
            <text:list-item>
              <text:p text:style-name="P110"><text:span text:style-name="T111">Accept:</text:span><text:s/>The event is added to their calendar.</text:p>
            </text:list-item>
            <text:list-item>
              <text:p text:style-name="P112"><text:span text:style-name="T113">Decline:</text:span><text:s/>The invitation is<text:s/>declined.</text:p>
            </text:list-item>
          </text:list>
        </text:list-item>
      </text:list>
      <text:p text:style-name="P114">Extensions:</text:p>
      <text:list text:style-name="LFO12" text:continue-numbering="true">
        <text:list-item>
          <text:p text:style-name="P115"><text:span text:style-name="T116">2a:</text:span><text:s/>The invitee does not respond:<text:s/></text:p>
          <text:list text:continue-numbering="true">
            <text:list-item>
              <text:p text:style-name="P117">The event remains pending.</text:p>
            </text:list-item>
          </text:list>
        </text:list-item>
        <text:list-item>
          <text:p text:style-name="P118"><text:span text:style-name="T119">2b:</text:span><text:s/>The sender cancels the invitation:<text:s/></text:p>
          <text:list text:continue-numbering="true">
            <text:list-item>
              <text:p text:style-name="P120">The system removes the invite.</text:p>
            </text:list-item>
          </text:list>
        </text:list-item>
      </text:list>
      <text:p text:style-name="Normal"><draw:custom-shape svg:x="0in" svg:y="0in" svg:width="43.55972in" svg:height="0.00139in" draw:z-index="0" draw:id="id3" draw:style-name="a3" draw:name="Horizontal Line 34" text:anchor-type="as-char"><svg:title/><svg:desc/><draw:enhanced-geometry draw:type="non-primitive" svg:viewBox="0 0 21600 21600" draw:enhanced-path="M 0 0 L 21600 0 21600 21600 0 21600 Z N"/></draw:custom-shape></text:p>
      <text:p text:style-name="P121">2.5 UC-05: Receiving Notifications &amp; Reminders</text:p>
      <text:p text:style-name="P122"><text:span text:style-name="T123">Use Case ID:</text:span><text:s/>UC-005<text:line-break/><text:span text:style-name="T124">Functional Requirement:</text:span><text:s/>FR-05<text:line-break/><text:span text:style-name="T125">Title:</text:span><text:s/>Receiving Notifications &amp; Reminders<text:line-break/><text:span text:style-name="T126">Actor:</text:span><text:s/>User</text:p>
      <text:p text:style-name="P127">Preconditions:</text:p>
      <text:list text:style-name="LFO13" text:continue-numbering="true">
        <text:list-item>
          <text:p text:style-name="P128">The user is logged in.</text:p>
        </text:list-item>
        <text:list-item>
          <text:p text:style-name="P129">The user has at least one event in the calendar.</text:p>
        </text:list-item>
      </text:list>
      <text:p text:style-name="P130">Trigger:</text:p>
      <text:p text:style-name="P131">The user sets a reminder for an event.</text:p>
      <text:p text:style-name="P132">Precondition:</text:p>
      <text:p text:style-name="P133">The system schedules and sends notifications.</text:p>
      <text:p text:style-name="P134">Main Success Scenario:</text:p>
      <text:list text:style-name="LFO14" text:continue-numbering="true">
        <text:list-item>
          <text:p text:style-name="P135">The user selects an event and enables a reminder.</text:p>
        </text:list-item>
        <text:list-item>
          <text:p text:style-name="P136">The system stores the reminder settings.</text:p>
        </text:list-item>
        <text:list-item>
          <text:p text:style-name="P137">When the event time approaches, the system sends a<text:s/>notification.</text:p>
        </text:list-item>
        <text:list-item>
          <text:p text:style-name="P138">The user receives and acknowledges the notification.</text:p>
        </text:list-item>
      </text:list>
      <text:p text:style-name="P139">Extensions:</text:p>
      <text:list text:style-name="LFO15" text:continue-numbering="true">
        <text:list-item>
          <text:p text:style-name="P140"><text:span text:style-name="T141">2a:</text:span><text:s/>The user disables the reminder:<text:s/></text:p>
          <text:list text:continue-numbering="true">
            <text:list-item>
              <text:p text:style-name="P142">The system removes the reminder.</text:p>
            </text:list-item>
          </text:list>
        </text:list-item>
        <text:list-item>
          <text:p text:style-name="P143"><text:span text:style-name="T144">2b:</text:span><text:s/>The user does not acknowledge the notification:<text:s/></text:p>
          <text:list text:continue-numbering="true">
            <text:list-item>
              <text:p text:style-name="P145">The reminder repeats<text:s/>every day,<text:s/>until marked as done.</text:p>
            </text:list-item>
          </text:list>
        </text:list-item>
      </text:list>
      <text:p text:style-name="Normal"><draw:custom-shape svg:x="0in" svg:y="0in" svg:width="43.55972in" svg:height="0.00139in" draw:z-index="0" draw:id="id4" draw:style-name="a4" draw:name="Horizontal Line 35" text:anchor-type="as-char"><svg:title/><svg:desc/><draw:enhanced-geometry draw:type="non-primitive" svg:viewBox="0 0 21600 21600" draw:enhanced-path="M 0 0 L 21600 0 21600 21600 0 21600 Z N"/></draw:custom-shape></text:p>
      <text:p text:style-name="P146">2.6 UC-06: Secure Data Management</text:p>
      <text:soft-page-break/>
      <text:p text:style-name="P147"><text:span text:style-name="T148">Use Case ID:</text:span><text:s/>UC-006<text:line-break/><text:span text:style-name="T149">Functional Requirement:</text:span><text:s/>FR-06<text:line-break/><text:span text:style-name="T150">Title:</text:span><text:s/>Secure User Data and Passwords<text:line-break/><text:span text:style-name="T151">Actor:</text:span><text:s/>System</text:p>
      <text:p text:style-name="P152">Preconditions:</text:p>
      <text:list text:style-name="LFO16" text:continue-numbering="true">
        <text:list-item>
          <text:p text:style-name="P153">The user is registering or logging in.</text:p>
        </text:list-item>
        <text:list-item>
          <text:p text:style-name="P154">The system stores and verifies credentials.</text:p>
        </text:list-item>
      </text:list>
      <text:p text:style-name="P155">Trigger:</text:p>
      <text:p text:style-name="P156">The user provides login or registration credentials.</text:p>
      <text:p text:style-name="P157">Precondition:</text:p>
      <text:p text:style-name="P158">The system securely processes the data.</text:p>
      <text:p text:style-name="P159">Main Success Scenario:</text:p>
      <text:list text:style-name="LFO17" text:continue-numbering="true">
        <text:list-item>
          <text:p text:style-name="P160">The user enters their email and password.</text:p>
        </text:list-item>
        <text:list-item>
          <text:p text:style-name="P161">The system hashes the password before storing it.</text:p>
        </text:list-item>
        <text:list-item>
          <text:p text:style-name="P162">When the user logs in, the system verifies the hashed password.</text:p>
        </text:list-item>
        <text:list-item>
          <text:p text:style-name="P163">The user gains access to their account.</text:p>
        </text:list-item>
      </text:list>
      <text:p text:style-name="P164">Extensions:</text:p>
      <text:list text:style-name="LFO18" text:continue-numbering="true">
        <text:list-item>
          <text:p text:style-name="P165"><text:span text:style-name="T166">2a:</text:span><text:s/>The user forgets their password:<text:s/></text:p>
          <text:list text:continue-numbering="true">
            <text:list-item>
              <text:p text:style-name="P167">The system provides a password reset option.</text:p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lamski,Dimitar D.S.</meta:initial-creator>
    <dc:creator>Malamski,Dimitar D.S.</dc:creator>
    <meta:creation-date>2025-03-13T10:30:00Z</meta:creation-date>
    <dc:date>2025-03-13T16:36:00Z</dc:date>
    <meta:template xlink:href="Normal" xlink:type="simple"/>
    <meta:editing-cycles>4</meta:editing-cycles>
    <meta:editing-duration>PT21960S</meta:editing-duration>
    <meta:document-statistic meta:page-count="5" meta:paragraph-count="9" meta:word-count="740" meta:character-count="4951" meta:row-count="35" meta:non-whitespace-character-count="4220"/>
  </office:meta>
</office:document-meta>
</file>